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02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1.2028in"/>
    </style:style>
    <style:style style:name="co6" style:family="table-column">
      <style:table-column-properties fo:break-before="auto" style:column-width="2.3189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n" table:style-name="ta1" table:print="false">
        <table:table-column table:style-name="co1" table:default-cell-style-name="Default"/>
        <table:table-row table:style-name="ro1">
          <table:table-cell office:value-type="string">
            <text:p>TEST CASES(S)</text:p>
          </table:table-cell>
        </table:table-row>
      </table:table>
      <table:table table:name="registration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ST CASES(S)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table:number-columns-repeated="7"/>
          <table:table-cell office:value-type="string">
            <text:p>Expected Results</text:p>
          </table:table-cell>
          <table:table-cell office:value-type="string">
            <text:p>Status (not exec/Blocked/Fail/Pass)</text:p>
          </table:table-cell>
        </table:table-row>
        <table:table-row table:style-name="ro1">
          <table:table-cell/>
          <table:table-cell office:value-type="string">
            <text:p>Verify registration form fields</text:p>
          </table:table-cell>
          <table:table-cell table:number-columns-repeated="10"/>
        </table:table-row>
        <table:table-row table:style-name="ro1">
          <table:table-cell office:value-type="string">
            <text:p>Test Case #1</text:p>
          </table:table-cell>
          <table:table-cell office:value-type="string">
            <text:p>Enter a blank First Name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2</text:p>
          </table:table-cell>
          <table:table-cell office:value-type="string">
            <text:p>Enter a blank Last Name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3</text:p>
          </table:table-cell>
          <table:table-cell office:value-type="string">
            <text:p>Enter an invalid Gender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4</text:p>
          </table:table-cell>
          <table:table-cell office:value-type="string">
            <text:p>Enter an invalid Year of birth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5</text:p>
          </table:table-cell>
          <table:table-cell office:value-type="string">
            <text:p>Enter an invalid Zip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6</text:p>
          </table:table-cell>
          <table:table-cell office:value-type="string">
            <text:p>Enter an blank E-mail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7</text:p>
          </table:table-cell>
          <table:table-cell office:value-type="string">
            <text:p>Enter an invalid E-mail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8</text:p>
          </table:table-cell>
          <table:table-cell office:value-type="string">
            <text:p>Enter an blank first password field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9</text:p>
          </table:table-cell>
          <table:table-cell office:value-type="string">
            <text:p>Enter an blank second password field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10</text:p>
          </table:table-cell>
          <table:table-cell office:value-type="string">
            <text:p>Enter an invalid first password field</text:p>
          </table:table-cell>
          <table:table-cell office:value-type="string">
            <text:p>An error message for this field</text:p>
          </table:table-cell>
          <table:table-cell table:number-columns-repeated="9"/>
        </table:table-row>
        <table:table-row table:style-name="ro1">
          <table:table-cell office:value-type="string">
            <text:p>Test Case #11</text:p>
          </table:table-cell>
          <table:table-cell office:value-type="string">
            <text:p>Enter the form correctly for all fields</text:p>
          </table:table-cell>
          <table:table-cell office:value-type="string">
            <text:p>Seeing the new user's homepage</text:p>
          </table:table-cell>
          <table:table-cell table:number-columns-repeated="9"/>
        </table:table-row>
      </table:table>
      <table:table table:name="watchlist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ovie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railer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earch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7/23/2014</text:date>, <text:time>13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 Crook</meta:initial-creator>
    <meta:creation-date>2014-07-22T06:21:05</meta:creation-date>
    <dc:date>2014-07-23T13:51:09</dc:date>
    <dc:creator>Rich Crook</dc:creator>
    <meta:editing-duration>PT21H32M47S</meta:editing-duration>
    <meta:editing-cycles>8</meta:editing-cycles>
    <meta:generator>OpenOffice/4.0.1$Unix OpenOffice.org_project/401m5$Build-9714</meta:generator>
    <meta:document-statistic meta:table-count="6" meta:cell-count="40" meta:object-count="0"/>
    <meta:user-defined meta:name=""/>
  </office:meta>
</office:document-meta>
</file>